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7.1799in" fo:margin-left="0.5181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444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4819in"/>
    </style:style>
    <style:style style:name="Table1.F" style:family="table-column">
      <style:table-column-properties style:column-width="1.525in"/>
    </style:style>
    <style:style style:name="Table1.G" style:family="table-column">
      <style:table-column-properties style:column-width="1.3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cf663" officeooo:paragraph-rsid="003d4f0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5a2269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72684" officeooo:paragraph-rsid="0037268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72684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3d4f06" officeooo:paragraph-rsid="003d4f06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paragraph-rsid="0050fbaa"/>
    </style:style>
    <style:style style:name="P2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7461e" officeooo:paragraph-rsid="0057461e"/>
    </style:style>
    <style:style style:name="P27" style:family="paragraph" style:parent-style-name="Standard">
      <style:text-properties style:text-line-through-style="solid" style:text-line-through-type="single" style:font-name="DejaVu Sans Condensed1" officeooo:rsid="0057461e" officeooo:paragraph-rsid="0057461e"/>
    </style:style>
    <style:style style:name="P28" style:family="paragraph" style:parent-style-name="Standard">
      <style:text-properties style:text-line-through-style="solid" style:text-line-through-type="single" style:font-name="DejaVu Sans Condensed1" officeooo:rsid="00680088" officeooo:paragraph-rsid="0050fbaa"/>
    </style:style>
    <style:style style:name="P29" style:family="paragraph" style:parent-style-name="Standard">
      <style:text-properties style:text-line-through-style="solid" style:text-line-through-type="single" style:font-name="DejaVu Sans Condensed1" officeooo:paragraph-rsid="0057461e"/>
    </style:style>
    <style:style style:name="P30" style:family="paragraph" style:parent-style-name="Standard">
      <style:text-properties style:text-line-through-style="solid" style:text-line-through-type="single" style:font-name="DejaVu Sans Condensed1" officeooo:rsid="00520e2d" officeooo:paragraph-rsid="0057461e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20e2d" officeooo:paragraph-rsid="00520e2d"/>
    </style:style>
    <style:style style:name="P32" style:family="paragraph" style:parent-style-name="Standard">
      <style:text-properties style:text-line-through-style="solid" style:text-line-through-type="single" style:font-name="DejaVu Sans Condensed1" officeooo:rsid="00538280" officeooo:paragraph-rsid="0057461e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50fbaa"/>
    </style:style>
    <style:style style:name="T11" style:family="text">
      <style:text-properties officeooo:rsid="00520e2d"/>
    </style:style>
    <style:style style:name="T12" style:family="text">
      <style:text-properties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538280"/>
    </style:style>
    <style:style style:name="T18" style:family="text">
      <style:text-properties officeooo:rsid="0057461e"/>
    </style:style>
    <style:style style:name="T19" style:family="text">
      <style:text-properties style:font-name="DejaVu Sans Condensed" fo:font-weight="bold" style:font-weight-asian="bold" style:font-name-complex="DejaVu Sans Condensed2" style:font-weight-complex="bold"/>
    </style:style>
    <style:style style:name="T20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21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2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23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24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31" style:family="text">
      <style:text-properties officeooo:rsid="005b35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4">3</text:span><text:span text:style-name="T25">0</text:span><text:span text:style-name="T26">1</text:span><text:span text:style-name="T27"> - </text:span><text:span text:style-name="T24">Flight - </text:span><text:span text:style-name="T28">Radios</text:span><text:span text:style-name="T29">, </text:span><text:span text:style-name="T30">VRS Recovery</text:span></text:p>
      <text:p text:style-name="P3"/>
      <text:p text:style-name="P8">Radio <text:span text:style-name="T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COM1</text:p>
          </table:table-cell>
          <table:table-cell table:style-name="Table1.A1" office:value-type="string">
            <text:p text:style-name="P10">ARC-51BX</text:p>
          </table:table-cell>
          <table:table-cell table:style-name="Table1.A1" office:value-type="string">
            <text:p text:style-name="P11">UHF</text:p>
          </table:table-cell>
          <table:table-cell table:style-name="Table1.A1" office:value-type="string">
            <text:p text:style-name="P25"><text:span text:style-name="T12">22</text:span><text:span text:style-name="T13">5</text:span><text:span text:style-name="T12">.000 to </text:span><text:span text:style-name="T14">399.9</text:span><text:span text:style-name="T13">5</text:span><text:span text:style-name="T14"> MHz</text:span></text:p>
          </table:table-cell>
          <table:table-cell table:style-name="Table1.A1" office:value-type="string">
            <text:p text:style-name="P12"><text:span text:style-name="T10">A</text:span>M</text:p>
          </table:table-cell>
          <table:table-cell table:style-name="Table1.A1" office:value-type="string">
            <text:p text:style-name="P13">"UHF" panel</text:p>
            <text:p text:style-name="P15">left stack</text:p>
          </table:table-cell>
          <table:table-cell table:style-name="Table1.G1" office:value-type="string">
            <text:p text:style-name="P26">Radio Selector 2</text:p>
          </table:table-cell>
        </table:table-row>
        <table:table-row>
          <table:table-cell table:style-name="Table1.A2" office:value-type="string">
            <text:p text:style-name="P9">COM2</text:p>
          </table:table-cell>
          <table:table-cell table:style-name="Table1.A2" office:value-type="string">
            <text:p text:style-name="P16">ARC-134</text:p>
          </table:table-cell>
          <table:table-cell table:style-name="Table1.A2" office:value-type="string">
            <text:p text:style-name="P17">VHF</text:p>
          </table:table-cell>
          <table:table-cell table:style-name="Table1.A2" office:value-type="string">
            <text:p text:style-name="P11"><text:span text:style-name="T10">116.000 to 149.975</text:span> MHz</text:p>
          </table:table-cell>
          <table:table-cell table:style-name="Table1.A2" office:value-type="string">
            <text:p text:style-name="P28">AM</text:p>
          </table:table-cell>
          <table:table-cell table:style-name="Table1.A2" office:value-type="string">
            <text:p text:style-name="P29"><text:span text:style-name="T11">"VHF COMM"</text:span><text:span text:style-name="T18"> panel</text:span></text:p>
            <text:p text:style-name="P27">left stack</text:p>
          </table:table-cell>
          <table:table-cell table:style-name="Table1.G2" office:value-type="string">
            <text:p text:style-name="P27">Radio Selector 3</text:p>
          </table:table-cell>
        </table:table-row>
        <table:table-row>
          <table:table-cell table:style-name="Table1.A2" office:value-type="string">
            <text:p text:style-name="P9">COM3</text:p>
          </table:table-cell>
          <table:table-cell table:style-name="Table1.A2" office:value-type="string">
            <text:p text:style-name="P10">ARC-131</text:p>
          </table:table-cell>
          <table:table-cell table:style-name="Table1.A2" office:value-type="string">
            <text:p text:style-name="P11">LVHF</text:p>
          </table:table-cell>
          <table:table-cell table:style-name="Table1.A2" office:value-type="string">
            <text:p text:style-name="P25"><text:bookmark text:name="page387R_mcid931"/><text:span text:style-name="T15">3</text:span><text:span text:style-name="T14">0</text:span><text:bookmark text:name="page387R_mcid941"/><text:span text:style-name="T14">.</text:span><text:span text:style-name="T16">000</text:span><text:span text:style-name="T14"> to</text:span><text:bookmark text:name="page387R_mcid951"/><text:span text:style-name="T14"> </text:span><text:span text:style-name="T15">75</text:span><text:span text:style-name="T14">.9</text:span><text:bookmark text:name="page387R_mcid921"/><text:span text:style-name="T14">5 MHz</text:span></text:p>
          </table:table-cell>
          <table:table-cell table:style-name="Table1.A2" office:value-type="string">
            <text:p text:style-name="P18">FM</text:p>
          </table:table-cell>
          <table:table-cell table:style-name="Table1.A2" office:value-type="string">
            <text:p text:style-name="P30">"FM COMM"<text:span text:style-name="T18"> panel</text:span></text:p>
            <text:p text:style-name="P27">right stack</text:p>
          </table:table-cell>
          <table:table-cell table:style-name="Table1.G2" office:value-type="string">
            <text:p text:style-name="P27">Radio Selector 1</text:p>
          </table:table-cell>
        </table:table-row>
        <table:table-row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4">ARN-82</text:p>
          </table:table-cell>
          <table:table-cell table:style-name="Table1.A2" office:value-type="string">
            <text:p text:style-name="P14">VHF</text:p>
          </table:table-cell>
          <table:table-cell table:style-name="Table1.A2" office:value-type="string">
            <text:p text:style-name="P31">108.00 to 126.95 MHz</text:p>
          </table:table-cell>
          <table:table-cell table:style-name="Table1.A2" office:value-type="string">
            <text:p text:style-name="P14">VOR</text:p>
          </table:table-cell>
          <table:table-cell table:style-name="Table1.A2" office:value-type="string">
            <text:p text:style-name="P30">"NAV-COMM" panel</text:p>
            <text:p text:style-name="P27">left stack</text:p>
          </table:table-cell>
          <table:table-cell table:style-name="Table1.G2" office:value-type="string">
            <text:p text:style-name="P30">VOR receiver</text:p>
          </table:table-cell>
        </table:table-row>
        <table:table-row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4">ARN-83</text:p>
          </table:table-cell>
          <table:table-cell table:style-name="Table1.A2" office:value-type="string">
            <text:p text:style-name="P19">LF/MF</text:p>
          </table:table-cell>
          <table:table-cell table:style-name="Table1.A2" office:value-type="string">
            <text:p text:style-name="P31">190 to 1750 kHz</text:p>
          </table:table-cell>
          <table:table-cell table:style-name="Table1.A2" office:value-type="string">
            <text:p text:style-name="P19">AM??</text:p>
          </table:table-cell>
          <table:table-cell table:style-name="Table1.A2" office:value-type="string">
            <text:p text:style-name="P32">"ADF" panel</text:p>
            <text:p text:style-name="P27">right stack</text:p>
          </table:table-cell>
          <table:table-cell table:style-name="Table1.G2" office:value-type="string">
            <text:p text:style-name="P32">ADF receiver</text:p>
          </table:table-cell>
        </table:table-row>
      </table:table>
      <text:p text:style-name="P20">All</text:p>
      <text:list xml:id="list4169594602" text:style-name="L1">
        <text:list-item>
          <text:p text:style-name="P21"><text:span text:style-name="T3">On </text:span><text:span text:style-name="T4">Signal Distribution Panel (center console), set Transmit/Interphone Selector knob </text:span><text:span text:style-name="T3">to desired radio:</text:span></text:p>
        </text:list-item>
      </text:list>
      <text:list text:style-name="L2">
        <text:list-item>
          <text:list>
            <text:list-item>
              <text:p text:style-name="P22"><text:span text:style-name="T3">P</text:span><text:span text:style-name="T2">VT: hotline</text:span></text:p>
            </text:list-item>
            <text:list-item>
              <text:p text:style-name="P23">INT: Interphone (also communicates with ground crew)</text:p>
            </text:list-item>
            <text:list-item>
              <text:p text:style-name="P23">1: ARC-131 VHF FM<text:span text:style-name="T31"> (COM3)</text:span></text:p>
            </text:list-item>
            <text:list-item>
              <text:p text:style-name="P23">2: ARC-51BX UHF<text:span text:style-name="T17"> AM</text:span><text:span text:style-name="T31"> (COM1)</text:span></text:p>
            </text:list-item>
            <text:list-item>
              <text:p text:style-name="P23">3: ARC-134 VHF AM<text:span text:style-name="T31"> (COM2)</text:span></text:p>
            </text:list-item>
            <text:list-item>
              <text:p text:style-name="P23">4: not used</text:p>
            </text:list-item>
          </text:list>
        </text:list-item>
      </text:list>
      <text:list xml:id="list174512145320912" text:continue-list="list4169594602" text:style-name="L1">
        <text:list-item>
          <text:p text:style-name="P24">Set all radio knobs to T/R<text:span text:style-name="T17"> or T/R+G.</text:span></text:p>
        </text:list-item>
      </text:list>
      <text:p text:style-name="P1"/>
      <text:p text:style-name="P1"><text:span text:style-name="T21">VRS </text:span><text:span text:style-name="T19">Vuichard Recovery Technique for </text:span><text:span text:style-name="T20">counter-</text:span><text:span text:style-name="T19">clockwise rotor</text:span></text:p>
      <text:list text:style-name="L3">
        <text:list-item>
          <text:p text:style-name="P5"><text:span text:style-name="T22">Full </text:span><text:span text:style-name="T23">left</text:span><text:span text:style-name="T22"> pedal (power pedal).</text:span></text:p>
        </text:list-item>
        <text:list-item>
          <text:p text:style-name="P6"><text:span text:style-name="T23">Right</text:span><text:span text:style-name="T22"> cyclic for 15-20 deg bank.</text:span></text:p>
        </text:list-item>
        <text:list-item>
          <text:p text:style-name="P7">Raise collective slowly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2M58S</meta:editing-duration>
    <meta:editing-cycles>65</meta:editing-cycles>
    <meta:generator>LibreOffice/7.4.5.1$Windows_X86_64 LibreOffice_project/9c0871452b3918c1019dde9bfac75448afc4b57f</meta:generator>
    <dc:date>2023-04-22T17:45:11.057000000</dc:date>
    <meta:document-statistic meta:table-count="1" meta:image-count="0" meta:object-count="0" meta:page-count="1" meta:paragraph-count="55" meta:word-count="167" meta:character-count="878" meta:non-whitespace-character-count="777"/>
  </office:meta>
</office:document-meta>
</file>